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====BEGIN LICENSE KEY====\nJ2pMDrz/gO5MRAxhXLLn4sIMNZG30qYAImAsq2B6EFBCOWYnUBldPkEZDT/GrD1MjX8+Y3ftw68mFU8YTOApQiABimjRBweZG+LodiyLGlcrAG68jsPBLfb7BQz7Lhmv5r11GNNkZNii4L0q6tiaRY1ZaKbtrHU9WXHPU40rON5oKS4YF8eqlfxv8faFMjjy/zwZDwXj9YMSqrBjBTDI8pJFgyiaMN0HYXLObq43pAe7RULO856EeJKT97aNS7mIKwEiNUt4LFezEly7B3NGdMwVmMURGTCNGTjCdhyIa3Ni0J5B45FaYXPiNVCDqE9gIeYXN5mRyPOFWEUP2QUhvA==||U2FsdGVkX1+VF7+Jeuxkxqfz2Ju4sfljSVWlkRaTl4uMBl7beQUSP8rcNvsAQJKKp0bxiRS3EuFatla0ciS9PA4rh+gWcuaLNYuqYW0Y9ek=\npgZCI29GKfg76/denzCqqHQcT+UIVCtdH+Pa/oCBy1+t3FrCBw/JSAX0GdeoSz5R4dndelCChhCdhNXxMt2fZYgkrAGmjP2+8rJsbNMi/7oCkq/JqE8nEAiuVfRGd/De0WbsJ+joXaILkQlyADkjooKlZRviBNgrUNBsVthlEr2XpL/JCxEU9JoYjiF2msXJDzx0dY6Cwb+uMupqOGnXh9LH8fuYax6GDbxOxY8E3E33qk9aXcxP3qGBAFhoVuYTySmuMuRsXvWGyfFoMR4JAhX4iItgT6UVZx7V6VNng5ceQ3uDvSOcPz1IgLO9t8cQ1q2QB99G0v8jssX7EtuJzg==\n====END LICENSE KEY====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10:53:04.563873771</meta:creation-date>
    <dc:date>2023-06-28T10:53:46.577297796</dc:date>
    <meta:editing-duration>PT42S</meta:editing-duration>
    <meta:editing-cycles>1</meta:editing-cycles>
    <meta:document-statistic meta:table-count="0" meta:image-count="0" meta:object-count="0" meta:page-count="1" meta:paragraph-count="1" meta:word-count="5" meta:character-count="852" meta:non-whitespace-character-count="848"/>
    <meta:generator>LibreOffice/7.5.3.2$Linux_X86_64 LibreOffice_project/50$Build-2</meta:generator>
  </office:meta>
</office:document-meta>
</file>